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équence : Adapter la Vénus d'Ille au cinéma</text:p>
      <text:p text:style-name="Standard"></text:p>
      <text:p text:style-name="Standard">Séance 1 : le producteur</text:p>
      <text:p text:style-name="Standard"></text:p>
      <text:p text:style-name="Standard">Objectifs</text:p>
      <text:p text:style-name="Standard"></text:p>
      <text:p text:style-name="Standard">- prendre connaissance de l'objectif de la séquence, constituer des groupes de travail ;</text:p>
      <text:p text:style-name="Standard">- avoir des repères sur les étapes de fabrication d'un scénario, de l'idée de départ à l'élaboration d'un outil de travail commun ;</text:p>
      <text:p text:style-name="Standard"><text:s/></text:p>
      <text:p text:style-name="Standard">Support</text:p>
      <text:p text:style-name="Standard"></text:p>
      <text:p text:style-name="Standard">- émission d'Arte, Le Truc, sur le scénario : http://tinyurl.com/le-truc-scenario</text:p>
      <text:p text:style-name="Standard"></text:p>
      <text:p text:style-name="Standard">Déroulement</text:p>
      <text:p text:style-name="Standard"><text:s/></text:p>
      <text:p text:style-name="Standard">Présentation du projet. Visualisation d'une vidéo sur le scénario.</text:p>
      <text:p text:style-name="Standard">Mise en commun d'idées de scénario.</text:p>
      <text:p text:style-name="Standard"></text:p>
      <text:p text:style-name="Standard">Séance 2 : l'œuvre : investigations littéraires</text:p>
      <text:p text:style-name="Standard"></text:p>
      <text:p text:style-name="Standard">Objectif</text:p>
      <text:p text:style-name="Standard"></text:p>
      <text:p text:style-name="Standard">- se forger une vue d'ensemble de l'œuvre de Mérimée, La Vénus d'Ille ;</text:p>
      <text:p text:style-name="Standard">- se constituer des outils de lecture de l'œuvre.</text:p>
      <text:p text:style-name="Standard"></text:p>
      <text:p text:style-name="Standard">Support</text:p>
      <text:p text:style-name="Standard"></text:p>
      <text:p text:style-name="Standard">- questionnaire à remplir en groupe : http://scriptogr.am/jlkpodar/post/4e-questionnaire-sur-la-venus-dille</text:p>
      <text:p text:style-name="Standard"></text:p>
      <text:p text:style-name="Standard">Déroulement</text:p>
      <text:p text:style-name="Standard"></text:p>
      <text:p text:style-name="Standard">Constitution des équipes.</text:p>
      <text:p text:style-name="Standard">Réponses au questionnaire d'investigation de La Vénus d'Ille.</text:p>
      <text:p text:style-name="Standard"></text:p>
      <text:p text:style-name="Standard">Séance 3 : l'incipit : un narrateur digne de confiance</text:p>
      <text:p text:style-name="Standard"></text:p>
      <text:p text:style-name="Standard">Objectifs.</text:p>
      <text:p text:style-name="Standard"></text:p>
      <text:p text:style-name="Standard">• savoir repérer les différents types de textes : récit, dialogue, description ;</text:p>
      <text:p text:style-name="Standard">• savoir caractériser les personnages.</text:p>
      <text:p text:style-name="Standard"></text:p>
      <text:p text:style-name="Standard">Support</text:p>
      <text:p text:style-name="Standard"></text:p>
      <text:p text:style-name="Standard">• Début de la nouvelle : première journée.</text:p>
      <text:p text:style-name="Standard"></text:p>
      <text:p text:style-name="Standard">Déroulement</text:p>
      <text:p text:style-name="Standard"></text:p>
      <text:p text:style-name="Standard">• Lecture du texte : première journée.</text:p>
      <text:p text:style-name="Standard">–-&gt; Informations sur les personnages.</text:p>
      <text:p text:style-name="Standard">--&gt; Tableau : personnages rationnels / superstitieux.</text:p>
      <text:p text:style-name="Standard"><text:soft-page-break/></text:p>
      <text:p text:style-name="Standard">Séance 4 : les points de vue</text:p>
      <text:p text:style-name="Standard"></text:p>
      <text:p text:style-name="Standard">Objectif</text:p>
      <text:p text:style-name="Standard"></text:p>
      <text:p text:style-name="Standard">• savoir repérer les points de vue dans un récit.</text:p>
      <text:p text:style-name="Standard"></text:p>
      <text:p text:style-name="Standard">Supports</text:p>
      <text:p text:style-name="Standard"></text:p>
      <text:p text:style-name="Standard">• Début de la nouvelle : 2e journée.</text:p>
      <text:p text:style-name="Standard">• Site web : tinyurl.com/ralentir-pdv.</text:p>
      <text:p text:style-name="Standard">• Extrait du film Troie (W. Petersen, 2004) : tinyurl.com/pdv-interne-paris.</text:p>
      <text:p text:style-name="Standard"></text:p>
      <text:p text:style-name="Standard">Activité</text:p>
      <text:p text:style-name="Standard"></text:p>
      <text:p text:style-name="Standard">Lecture du texte. Repérage du point de vue : qui voit (ce qui est raconté, ce qui est décrit) ?</text:p>
      <text:p text:style-name="Standard"></text:p>
      <text:p text:style-name="Standard">Visionnage d’un extrait du film Troie, illustrant le point de vue interne au cinéma.</text:p>
      <text:p text:style-name="Standard"></text:p>
      <text:p text:style-name="Standard"></text:p>
      <text:p text:style-name="Standard">Séance 5 : l'écriture du film : note d'intention et synopsis</text:p>
      <text:p text:style-name="Standard"/>
      <text:p text:style-name="Standard">Objectif</text:p>
      <text:p text:style-name="Standard"></text:p>
      <text:p text:style-name="Standard">- être capable d'écrire une note d'intention, un synopsis.</text:p>
      <text:p text:style-name="Standard"></text:p>
      <text:p text:style-name="Standard">Supports</text:p>
      <text:p text:style-name="Standard"></text:p>
      <text:p text:style-name="Standard">- court-métrage Fils de justicier, Nathalie Saugeon, 2006 ;</text:p>
      <text:p text:style-name="Standard">- note d'intention et synopsis du film.</text:p>
      <text:p text:style-name="Standard"></text:p>
      <text:p text:style-name="Standard">Activité</text:p>
      <text:p text:style-name="Standard"></text:p>
      <text:p text:style-name="Standard">Visionnage du film et commentaires. Y a-t-il des phénomènes surnaturels ? Quels sont les points de vue adoptés ? Pourquoi ce film est-il considéré comme un film fantastique ? Quel est le sujet du film ?...</text:p>
      <text:p text:style-name="Standard"></text:p>
      <text:p text:style-name="Standard">Lecture et commentaires de la note d'intention et du synopsis. Fonctions de ces écrits dans la production d'un film.</text:p>
      <text:p text:style-name="Standard"></text:p>
      <text:p text:style-name="Standard">Séance 6 : l'accord du participe passé (1) : les règles fondamentales</text:p>
      <text:p text:style-name="Standard"></text:p>
      <text:p text:style-name="Standard">Objectif :</text:p>
      <text:p text:style-name="Standard"></text:p>
      <text:p text:style-name="Standard">- savoir accorder le participe passé dans les cas simples.</text:p>
      <text:p text:style-name="Standard"></text:p>
      <text:p text:style-name="Standard">Supports :</text:p>
      <text:p text:style-name="Standard"></text:p>
      <text:p text:style-name="Standard">- vidéo sur : http://tinyurl.com/netprof-pp1</text:p>
      <text:p text:style-name="Standard">- site web : http://tinyurl.com/lelivrescolaire-pp1</text:p>
      <text:p text:style-name="Standard"></text:p>
      <text:p text:style-name="Standard">Règles :</text:p>
      <text:p text:style-name="Standard"><text:soft-page-break/></text:p>
      <text:p text:style-name="Standard">1) Avec l’auxiliaire “être”, le participe passé s’accorde en genre et en nombre avec le sujet.</text:p>
      <text:p text:style-name="Standard"><text:s/></text:p>
      <text:p text:style-name="Standard">2) Avec l’auxiliaire “avoir”, le participe passé ne s’accorde généralement pas.</text:p>
      <text:p text:style-name="Standard"></text:p>
      <text:p text:style-name="Standard">3) EXCEPTION : lorsque le complément d’objet direct est placé avant l’auxiliaire “avoir”, le participe passé s’accorde en genre et en nombre avec le complément d’objet direct.</text:p>
      <text:p text:style-name="Standard"></text:p>
      <text:p text:style-name="Standard"></text:p>
      <text:p text:style-name="Standard">Quelques exemples</text:p>
      <text:p text:style-name="Standard"></text:p>
      <text:p text:style-name="Standard"><text:s text:c="4"/> Les commandes sont bien arrivées.</text:p>
      <text:p text:style-name="Standard"><text:s text:c="4"/> Elles ont réclamé des certifications.</text:p>
      <text:p text:style-name="Standard"><text:s text:c="4"/> Les preuves que vous leur avez adressées suffisent. → EXCEPTION !</text:p>
      <text:p text:style-name="Standard"><text:s text:c="4"/> Ils ont signalé un problème de fabrication.</text:p>
      <text:p text:style-name="Standard"><text:s text:c="4"/> Elles se sont ennuyées à ce spectacle.</text:p>
      <text:p text:style-name="Standard"><text:s text:c="4"/> Les factures que j’ai réglées dataient de juin. → EXCEPTION !</text:p>
      <text:p text:style-name="Standard"><text:s text:c="4"/> Les lettres ont été envoyées ce matin.</text:p>
      <text:p text:style-name="Standard"><text:s text:c="4"/> Les clientes ont apprécié le produit.</text:p>
      <text:p text:style-name="Standard"><text:s text:c="4"/> Les candidatures que j’ai re¸ cues sont excellentes. → EXCEPTION !</text:p>
      <text:p text:style-name="Standard"><text:s text:c="4"/> La livraison a été effectuée dans les délais.</text:p>
      <text:p text:style-name="Standard"></text:p>
      <text:p text:style-name="Standard"></text:p>
      <text:p text:style-name="Standard">ATTENTION : La plupart du temps, le COD placé avant le verbe est le pronom relatif que ou bien les pronoms personnels le, la, les.</text:p>
      <text:p text:style-name="Standard"></text:p>
      <text:p text:style-name="Standard">Séance 7 : l'accord du participe passé (2) : les cas complexes</text:p>
      <text:p text:style-name="Standard"></text:p>
      <text:p text:style-name="Standard">Objectif :</text:p>
      <text:p text:style-name="Standard"></text:p>
      <text:p text:style-name="Standard">- savoir accorder le participe passé dans les cas complexes.</text:p>
      <text:p text:style-name="Standard"></text:p>
      <text:p text:style-name="Standard">Supports :</text:p>
      <text:p text:style-name="Standard"></text:p>
      <text:p text:style-name="Standard">- site web : http://tinyurl.com/lelivrescolaire-pp1</text:p>
      <text:p text:style-name="Standard"><text:s/></text:p>
      <text:p text:style-name="Standard">Règles </text:p>
      <text:p text:style-name="Standard"></text:p>
      <text:p text:style-name="Standard"><text:s/></text:p>
      <text:p text:style-name="Standard"></text:p>
      <text:p text:style-name="Standard"><text:s text:c="4"/>Le participe passé des verbes impersonnels est invariable.</text:p>
      <text:p text:style-name="Standard"></text:p>
      <text:p text:style-name="Standard">La chaleur qu'il a fait cet été était intenable.</text:p>
      <text:p text:style-name="Standard"></text:p>
      <text:p text:style-name="Standard"><text:s text:c="4"/>Certains participes passés sont invariables lorsqu'ils sont placés en début de phrase (passé, attendu, vu, y compris, non compris, supposé, étant donné, ci-joint, ci-inclus…)</text:p>
      <text:p text:style-name="Standard"></text:p>
      <text:p text:style-name="Standard">Vu la situation, il sera difficile de trouver une solution.</text:p>
      <text:p text:style-name="Standard"></text:p>
      <text:p text:style-name="Standard"><text:s text:c="4"/>Quand le COD qui précède est le pronom adverbial en, le participe passé est invariable.</text:p>
      <text:p text:style-name="Standard"></text:p>
      <text:p text:style-name="Standard">Des poèmes, j'en ai lu beaucoup.</text:p>
      <text:p text:style-name="Standard"><text:soft-page-break/></text:p>
      <text:p text:style-name="Standard"><text:s text:c="4"/>Quand le COD qui précède est le pronom neutre le représentant une proposition entière, le participe passé est invariable.</text:p>
      <text:p text:style-name="Standard"></text:p>
      <text:p text:style-name="Standard">Le spectacle a séduit plus de gens que nous ne l'avions espéré. --&gt; espérer a pour COD l' (le élidé) qui reprend la proposition le spectacle a séduit plus de gens.</text:p>
      <text:p text:style-name="Standard"></text:p>
      <text:p text:style-name="Standard"><text:s text:c="4"/>Le participe passé du verbe faire suivi d'un infinitif est invariable.</text:p>
      <text:p text:style-name="Standard"></text:p>
      <text:p text:style-name="Standard">Les feuilles que j'ai fait tomber ne sont pas importantes. --&gt; En effet, que est le COD de tomber et non de faire.</text:p>
      <text:p text:style-name="Standard"></text:p>
      <text:p text:style-name="Standard"><text:s text:c="5"/>Cas des verbes suivis d'un infinitif :</text:p>
      <text:p text:style-name="Standard"></text:p>
      <text:p text:style-name="Standard">- Le participe passé s'accorde si le COD du verbe conjugué est sujet de l'infinitif.</text:p>
      <text:p text:style-name="Standard"></text:p>
      <text:p text:style-name="Standard">Les personnes que j'ai vues entrer sont charmantes.</text:p>
      <text:p text:style-name="Standard"></text:p>
      <text:p text:style-name="Standard">Qu'est-ce que j'ai vu ? les personnes (COD de voir)</text:p>
      <text:p text:style-name="Standard"></text:p>
      <text:p text:style-name="Standard">Qui est entré ? les personnes (sujet de entrer)</text:p>
      <text:p text:style-name="Standard"></text:p>
      <text:p text:style-name="Standard">- Le participe passé ne s'accorde pas si le COD du verbe au participe passé n'est pas sujet de l'infinitif.</text:p>
      <text:p text:style-name="Standard"></text:p>
      <text:p text:style-name="Standard">Les feuilles que j'ai vu prendre sont jaunes.</text:p>
      <text:p text:style-name="Standard"></text:p>
      <text:p text:style-name="Standard">Les feuilles sont prises par quelqu'un, elles ne font pas l'action, donc on n'accorde pas le participe passé. que est le COD de prendre et non de vu.</text:p>
      <text:p text:style-name="Standard"></text:p>
      <text:p text:style-name="Standard">Séance 8 : qu'est-ce que le fantastique : essai de définition</text:p>
      <text:p text:style-name="Standard"></text:p>
      <text:p text:style-name="Standard">Séance 9 : les verbes pronominaux : définitions</text:p>
      <text:p text:style-name="Standard"></text:p>
      <text:p text:style-name="Standard">Séance 10 : l'accord du participe passé (3) : le cas des verbes pronominaux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22:22:26</meta:creation-date>
    <dc:date>2012-11-30T22:29:23</dc:date>
    <meta:editing-duration>PT3M48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4" meta:paragraph-count="179" meta:word-count="895" meta:character-count="5600" meta:non-whitespace-character-count="4556"/>
  </office:meta>
</office:document-meta>
</file>